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text-properties officeooo:paragraph-rsid="0005539c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text-properties style:font-name="Ubuntu" officeooo:rsid="0009d18f" officeooo:paragraph-rsid="0009d18f"/>
    </style:style>
    <style:style style:name="P5" style:family="paragraph" style:parent-style-name="Standard">
      <style:text-properties style:font-name="Ubuntu" officeooo:rsid="0009d18f" fo:background-color="#ffff00"/>
    </style:style>
    <style:style style:name="P6" style:family="paragraph" style:parent-style-name="Standard">
      <style:text-properties style:font-name="Ubuntu" officeooo:rsid="0009d18f" officeooo:paragraph-rsid="0009d18f" fo:background-color="#ffff00"/>
    </style:style>
    <style:style style:name="P7" style:family="paragraph" style:parent-style-name="Standard">
      <style:text-properties style:font-name="Ubuntu" fo:font-size="12pt" fo:language="fr" fo:country="FR" fo:font-weight="normal" officeooo:paragraph-rsid="000a0875" style:font-size-asian="12pt" style:font-weight-asian="normal" style:font-name-complex="Ubuntu" style:font-size-complex="12pt" style:font-weight-complex="normal"/>
    </style:style>
    <style:style style:name="P8" style:family="paragraph" style:parent-style-name="Standard">
      <style:text-properties style:font-name="Ubuntu" fo:font-size="12pt" officeooo:paragraph-rsid="000a0875" style:font-size-asian="12pt" style:font-name-complex="Ubuntu" style:font-size-complex="12pt"/>
    </style:style>
    <style:style style:name="P9" style:family="paragraph" style:parent-style-name="Standard">
      <style:text-properties style:font-name="Ubuntu" officeooo:paragraph-rsid="000a0875" style:font-name-complex="Ubuntu"/>
    </style:style>
    <style:style style:name="P10" style:family="paragraph" style:parent-style-name="Standard">
      <style:text-properties officeooo:paragraph-rsid="000a0875"/>
    </style:style>
    <style:style style:name="P11" style:family="paragraph" style:parent-style-name="Standard">
      <style:text-properties style:use-window-font-color="true" style:font-name="Ubuntu" fo:font-size="12pt" fo:language="fr" fo:country="FR" fo:font-weight="normal" officeooo:paragraph-rsid="000a0875" style:font-name-asian="Times New Roman" style:font-size-asian="12pt" style:font-weight-asian="normal" style:font-name-complex="Ubuntu" style:font-size-complex="12pt" style:language-complex="ar" style:country-complex="SA" style:font-weight-complex="normal"/>
    </style:style>
    <style:style style:name="P12" style:family="paragraph" style:parent-style-name="Standard">
      <style:text-properties style:use-window-font-color="true" style:font-name="Ubuntu" fo:font-size="12pt" fo:language="en" fo:country="GB" officeooo:rsid="0009d18f" officeooo:paragraph-rsid="000a0875" fo:background-color="transparent" style:font-name-asian="Times New Roman" style:font-size-asian="12pt" style:font-name-complex="Arial" style:font-size-complex="10pt" style:language-complex="ar" style:country-complex="SA"/>
    </style:style>
    <style:style style:name="P13" style:family="paragraph" style:parent-style-name="Standard">
      <style:text-properties style:use-window-font-color="true" style:font-name="Ubuntu" fo:font-size="12pt" fo:language="en" fo:country="GB" fo:font-weight="normal" officeooo:rsid="0009d18f" officeooo:paragraph-rsid="000a0875" fo:background-color="transparent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text-properties style:use-window-font-color="true" style:font-name="Ubuntu" fo:font-size="12pt" fo:language="en" fo:country="GB" fo:font-weight="normal" officeooo:rsid="000a0875" officeooo:paragraph-rsid="000a0875" fo:background-color="transparent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text-properties style:use-window-font-color="true" style:font-name="Ubuntu" fo:font-size="12pt" fo:language="en" fo:country="GB" fo:font-weight="normal" officeooo:rsid="000a0875" officeooo:paragraph-rsid="000a0875" fo:background-color="#ffff00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P16" style:family="paragraph" style:parent-style-name="Standard">
      <style:text-properties fo:color="#313739" style:font-name="Monospace" fo:font-size="10pt" fo:language="fr" fo:country="FR" fo:font-weight="normal" officeooo:paragraph-rsid="000a0875" style:font-size-asian="10pt" style:font-weight-asian="normal" style:font-name-complex="Monospace" style:font-size-complex="12pt" style:font-weight-complex="normal"/>
    </style:style>
    <style:style style:name="P17" style:family="paragraph" style:parent-style-name="Standard">
      <style:text-properties officeooo:rsid="000a0875" officeooo:paragraph-rsid="000a0875"/>
    </style:style>
    <style:style style:name="P18" style:family="paragraph" style:parent-style-name="Text_20_body">
      <style:text-properties style:use-window-font-color="true" style:font-name="Ubuntu" fo:font-size="12pt" fo:language="en" fo:country="GB" fo:font-weight="normal" officeooo:rsid="000a0875" officeooo:paragraph-rsid="000a0875" fo:background-color="transparent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P19" style:family="paragraph" style:parent-style-name="Heading_20_3" style:master-page-name="Standard">
      <style:paragraph-properties style:page-number="auto"/>
      <style:text-properties style:font-name="Ubuntu"/>
    </style:style>
    <style:style style:name="P20" style:family="paragraph" style:parent-style-name="Heading_20_3" style:master-page-name="Standard">
      <style:paragraph-properties style:page-number="auto"/>
      <style:text-properties style:font-name="Ubuntu" officeooo:rsid="0009d18f" officeooo:paragraph-rsid="000a0875" fo:background-color="transparent"/>
    </style:style>
    <style:style style:name="P21" style:family="paragraph" style:parent-style-name="Heading_20_3" style:master-page-name="Standard">
      <style:paragraph-properties style:page-number="auto"/>
      <style:text-properties style:font-name="Ubuntu" fo:font-size="12pt" fo:language="fr" fo:country="FR" fo:font-weight="normal" officeooo:rsid="0009d18f" officeooo:paragraph-rsid="000a0875" fo:background-color="transparent" style:font-size-asian="12pt" style:font-weight-asian="normal" style:font-name-complex="Ubuntu" style:font-size-complex="12pt" style:font-weight-complex="normal"/>
    </style:style>
    <style:style style:name="P22" style:family="paragraph" style:parent-style-name="Heading_20_3" style:master-page-name="Standard">
      <style:paragraph-properties style:page-number="auto"/>
      <style:text-properties style:use-window-font-color="true" style:font-name="Ubuntu" fo:font-size="12pt" fo:language="en" fo:country="GB" fo:font-weight="normal" officeooo:rsid="000a0875" officeooo:paragraph-rsid="000a0875" fo:background-color="transparent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T1" style:family="text">
      <style:text-properties style:use-window-font-color="true" fo:font-size="12pt" fo:language="en" fo:country="GB" style:font-name-asian="Times New Roman" style:font-size-asian="12pt" style:font-name-complex="Arial" style:font-size-complex="10pt" style:language-complex="ar" style:country-complex="SA"/>
    </style:style>
    <style:style style:name="T2" style:family="text">
      <style:text-properties style:use-window-font-color="true" fo:font-size="12pt" fo:language="en" fo:country="GB" officeooo:rsid="0009d18f" style:font-name-asian="Times New Roman" style:font-size-asian="12pt" style:font-name-complex="Arial" style:font-size-complex="10pt" style:language-complex="ar" style:country-complex="SA"/>
    </style:style>
    <style:style style:name="T3" style:family="text">
      <style:text-properties style:use-window-font-color="true" fo:font-size="12pt" fo:language="en" fo:country="GB" officeooo:rsid="000a0875" style:font-name-asian="Times New Roman" style:font-size-asian="12pt" style:font-name-complex="Arial" style:font-size-complex="10pt" style:language-complex="ar" style:country-complex="SA"/>
    </style:style>
    <style:style style:name="T4" style:family="text">
      <style:text-properties style:use-window-font-color="true" style:font-name="Ubuntu" fo:font-size="12pt" fo:language="en" fo:country="GB" fo:font-weight="normal" fo:background-color="transparent" loext:char-shading-value="0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T5" style:family="text">
      <style:text-properties style:use-window-font-color="true" style:font-name="Ubuntu" fo:font-size="12pt" fo:language="en" fo:country="GB" fo:font-weight="normal" officeooo:rsid="000a0875" fo:background-color="transparent" loext:char-shading-value="0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T6" style:family="text">
      <style:text-properties style:use-window-font-color="true" fo:language="en" fo:country="GB" style:font-name-asian="Times New Roman" style:font-name-complex="Arial" style:font-size-complex="10pt" style:language-complex="ar" style:country-complex="SA"/>
    </style:style>
    <style:style style:name="T7" style:family="text">
      <style:text-properties style:use-window-font-color="true" fo:language="en" fo:country="GB" officeooo:rsid="000a0875" style:font-name-asian="Times New Roman" style:font-name-complex="Arial" style:font-size-complex="10pt" style:language-complex="ar" style:country-complex="SA"/>
    </style:style>
    <style:style style:name="T8" style:family="text">
      <style:text-properties officeooo:rsid="0003755b"/>
    </style:style>
    <style:style style:name="T9" style:family="text">
      <style:text-properties officeooo:rsid="0004daa0"/>
    </style:style>
    <style:style style:name="T10" style:family="text">
      <style:text-properties style:font-name="Ubuntu"/>
    </style:style>
    <style:style style:name="T11" style:family="text">
      <style:text-properties style:font-name="Ubuntu" officeooo:rsid="0005539c"/>
    </style:style>
    <style:style style:name="T12" style:family="text">
      <style:text-properties style:font-name="Ubuntu" fo:font-size="12pt" style:font-size-asian="12pt" style:font-name-complex="Ubuntu" style:font-size-complex="12pt"/>
    </style:style>
    <style:style style:name="T13" style:family="text">
      <style:text-properties style:font-name="Ubuntu" fo:font-size="12pt" officeooo:rsid="000b3827" style:font-size-asian="12pt" style:font-name-complex="Ubuntu" style:font-size-complex="12pt"/>
    </style:style>
    <style:style style:name="T14" style:family="text">
      <style:text-properties officeooo:rsid="000f6d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49070459" text:style-name="WW8Num1">
        <text:list-item>
          <text:list>
            <text:list-item>
              <text:list>
                <text:list-item>
                  <text:h text:style-name="P19" text:outline-level="3"><text:span text:style-name="T2">Exercice</text:span><text:span text:style-name="T1"> </text:span><text:span text:style-name="T2">1</text:span><text:span text:style-name="T1"> : «Fitts Law»</text:span></text:h>
                </text:list-item>
              </text:list>
            </text:list-item>
          </text:list>
        </text:list-item>
      </text:list>
      <text:p text:style-name="P3"/>
      <text:p text:style-name="P4">Fitts Law : «Le temps pour atteindre la cible dépend du logaritme de la distance divisée par la taille de la cible.».</text:p>
      <text:p text:style-name="P4">Règles : Mettre à côté les boutons qui servent en même temps, Utiliser des gros boutons.</text:p>
      <text:p text:style-name="P3"/>
      <text:p text:style-name="P2"><text:span text:style-name="T10">Observer le système de navigation suivant : </text:span><text:span text:style-name="Internet_20_link"><text:span text:style-name="T11">http://codepen.io/nathanaelmartel/pen/ojjLPr</text:span></text:span></text:p>
      <text:p text:style-name="P3"/>
      <text:p text:style-name="P3"><text:span text:style-name="T8">En modifiant le moins possible l'apparence, q</text:span>uels problèmes ergonomiques peuvent-être améliorés <text:span text:style-name="T9">(taille / distance) </text:span>?</text:p>
      <text:p text:style-name="P3"/>
      <text:p text:style-name="P3">Corrigez les (sur codepen en utilisant «fork») et mettez votre URL ici.</text:p>
      <text:p text:style-name="P5"/>
      <text:p text:style-name="P6"/>
      <text:list xml:id="list91203269456898" text:continue-numbering="true" text:style-name="WW8Num1">
        <text:list-item>
          <text:list>
            <text:list-item>
              <text:list>
                <text:list-item>
                  <text:h text:style-name="P20" text:outline-level="3"><text:span text:style-name="T1">Exercice </text:span><text:span text:style-name="T3">2</text:span><text:span text:style-name="T1"> : «Fitts Law»</text:span></text:h>
                </text:list-item>
              </text:list>
            </text:list-item>
          </text:list>
        </text:list-item>
      </text:list>
      <text:p text:style-name="P12"/>
      <text:p text:style-name="P11">Observer le système de navigation suivant :</text:p>
      <text:p text:style-name="P11">http://codepen.io/nathanaelmartel/pen/PPNoBY</text:p>
      <text:p text:style-name="P16"/>
      <text:p text:style-name="P8">Quels problèmes ergonomiques peuvent-être améliorés (taille / distance) ?</text:p>
      <text:p text:style-name="P9"/>
      <text:p text:style-name="P13">Corrigez les (sur codepen en utilisant «fork») et mettez votre URL ici.</text:p>
      <text:p text:style-name="P14"/>
      <text:list xml:id="list91204205095549" text:continue-numbering="true" text:style-name="WW8Num1">
        <text:list-item>
          <text:list>
            <text:list-item>
              <text:list>
                <text:list-item>
                  <text:h text:style-name="P21" text:outline-level="3"><text:span text:style-name="T6">Exercice </text:span><text:span text:style-name="T7">3</text:span><text:span text:style-name="T6"> : </text:span><text:span text:style-name="T7">Principe d'affordance</text:span></text:h>
                </text:list-item>
              </text:list>
            </text:list-item>
          </text:list>
        </text:list-item>
      </text:list>
      <text:p text:style-name="P14"/>
      <text:p text:style-name="P17"><text:span text:style-name="T5">A</text:span><text:span text:style-name="T4">ffordance : « capacité d’un système à suggérer sa propre utilisation »</text:span></text:p>
      <text:p text:style-name="P14"/>
      <text:p text:style-name="P11">Observer l'interface suivant :</text:p>
      <text:p text:style-name="P11"/>
      <text:p text:style-name="P11">http://codepen.io/nathanaelmartel/pen/yYgKYE</text:p>
      <text:p text:style-name="P16"/>
      <text:p text:style-name="P8">Quels problèmes ergonomiques peuvent-être améliorés (affordance) ?</text:p>
      <text:p text:style-name="P9"/>
      <text:p text:style-name="P7">Corrigez les (sur codepen en utilisant «fork») et mettez votre URL ici.</text:p>
      <text:p text:style-name="P18"/>
      <text:p text:style-name="P15"/>
      <text:list xml:id="list91204062839449" text:continue-numbering="true" text:style-name="WW8Num1">
        <text:list-item>
          <text:list>
            <text:list-item>
              <text:list>
                <text:list-item>
                  <text:h text:style-name="P22" text:outline-level="3">Exercice 4 : Principe de proximité</text:h>
                </text:list-item>
              </text:list>
            </text:list-item>
          </text:list>
        </text:list-item>
      </text:list>
      <text:p text:style-name="P14"/>
      <text:p text:style-name="P17"><text:span text:style-name="T5">P</text:span><text:span text:style-name="T4">rincipe de proximité : <text:s/>« Les éléments qui sont proche les uns des autres sont perçu comme étant relié/associé »</text:span></text:p>
      <text:p text:style-name="P14"/>
      <text:p text:style-name="P11">Observer l'interface suivant :</text:p>
      <text:p text:style-name="P11">http://codepen.io/nathanaelmartel/pen/qOmwYN</text:p>
      <text:p text:style-name="P16"/>
      <text:p text:style-name="P10"><text:span text:style-name="T12">Quels problèmes ergonomiques peuvent-être améliorés, </text:span><text:span text:style-name="T13">sans utilisé de ligne ou de zone de couleur</text:span><text:span text:style-name="T12"> (proximité) ?</text:span></text:p>
      <text:p text:style-name="P9"/>
      <text:p text:style-name="P14">Corrigez les (sur codepen en utilisant «fork») et mettez votre URL ici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/>
    </style:style>
    <style:style style:name="MT1" style:family="text">
      <style:text-properties officeooo:rsid="000f6d8f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D <text:span text:style-name="MT1">2</text:span> — Interface Homme Mach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cussion is an important part of this practical, so you will learn more if you do it in a scheduled lab, and less if skim through it on your own</dc:title>
    <meta:initial-creator>Dept of Computing Science</meta:initial-creator>
    <meta:creation-date>2005-02-04T17:25:00</meta:creation-date>
    <dc:creator>Nathanaël Martel</dc:creator>
    <dc:date>2018-02-01T09:12:02.037658723</dc:date>
    <meta:print-date>2005-02-04T14:42:00</meta:print-date>
    <meta:editing-cycles>33</meta:editing-cycles>
    <meta:editing-duration>PT3H43M16S</meta:editing-duration>
    <meta:generator>LibreOffice/5.4.2.2$Linux_X86_64 LibreOffice_project/40m0$Build-2</meta:generator>
    <meta:document-statistic meta:table-count="0" meta:image-count="0" meta:object-count="0" meta:page-count="4" meta:paragraph-count="24" meta:word-count="217" meta:character-count="1508" meta:non-whitespace-character-count="1313"/>
  </office:meta>
</office:document-meta>
</file>